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e2ed" officeooo:paragraph-rsid="0009e2ed"/>
    </style:style>
    <style:style style:name="P2" style:family="paragraph" style:parent-style-name="Standard">
      <style:text-properties style:text-underline-style="solid" style:text-underline-width="auto" style:text-underline-color="font-color" fo:font-weight="bold" officeooo:rsid="000aea4d" officeooo:paragraph-rsid="000aea4d" style:font-weight-asian="bold" style:font-weight-complex="bold"/>
    </style:style>
    <style:style style:name="P3" style:family="paragraph" style:parent-style-name="Standard">
      <style:text-properties style:text-underline-style="none" fo:font-weight="normal" officeooo:rsid="0009e2ed" officeooo:paragraph-rsid="0009e2ed" style:font-weight-asian="normal" style:font-weight-complex="normal"/>
    </style:style>
    <style:style style:name="P4" style:family="paragraph" style:parent-style-name="Standard">
      <style:text-properties style:text-underline-style="none" fo:font-weight="normal" officeooo:rsid="000aea4d" officeooo:paragraph-rsid="000aea4d" style:font-weight-asian="normal" style:font-weight-complex="normal"/>
    </style:style>
    <style:style style:name="P5" style:family="paragraph" style:parent-style-name="Text_20_body">
      <style:paragraph-properties fo:margin-top="0in" fo:margin-bottom="0in" loext:contextual-spacing="false"/>
    </style:style>
    <style:style style:name="P6" style:family="paragraph" style:parent-style-name="Text_20_body">
      <style:paragraph-properties fo:margin-top="0in" fo:margin-bottom="0in" loext:contextual-spacing="false"/>
      <style:text-properties officeooo:rsid="0009eb2c" officeooo:paragraph-rsid="0009eb2c"/>
    </style:style>
    <style:style style:name="P7" style:family="paragraph" style:parent-style-name="Text_20_body">
      <style:paragraph-properties fo:margin-top="0in" fo:margin-bottom="0in" loext:contextual-spacing="false"/>
      <style:text-properties officeooo:paragraph-rsid="0009eb2c"/>
    </style:style>
    <style:style style:name="P8" style:family="paragraph" style:parent-style-name="Text_20_body">
      <style:paragraph-properties fo:margin-top="0in" fo:margin-bottom="0in" loext:contextual-spacing="false"/>
      <style:text-properties fo:font-weight="bold" officeooo:rsid="000cd9a9" officeooo:paragraph-rsid="000cd9a9" style:font-weight-asian="bold" style:font-weight-complex="bold"/>
    </style:style>
    <style:style style:name="P9" style:family="paragraph" style:parent-style-name="Text_20_body">
      <style:paragraph-properties fo:margin-top="0in" fo:margin-bottom="0in" loext:contextual-spacing="false"/>
      <style:text-properties fo:font-weight="bold" officeooo:rsid="000dc1a9" officeooo:paragraph-rsid="000dc1a9" style:font-weight-asian="bold" style:font-weight-complex="bold"/>
    </style:style>
    <style:style style:name="P10" style:family="paragraph" style:parent-style-name="Text_20_body">
      <style:text-properties officeooo:paragraph-rsid="0009eb2c"/>
    </style:style>
    <style:style style:name="P11" style:family="paragraph" style:parent-style-name="Text_20_body">
      <style:text-properties fo:font-weight="bold" officeooo:rsid="000ca33b" officeooo:paragraph-rsid="000ca33b" style:font-weight-asian="bold" style:font-weight-complex="bold"/>
    </style:style>
    <style:style style:name="P12" style:family="paragraph" style:parent-style-name="Text_20_body">
      <style:text-properties fo:font-weight="bold" officeooo:rsid="000cd9a9" officeooo:paragraph-rsid="000cd9a9" style:font-weight-asian="bold" style:font-weight-complex="bold"/>
    </style:style>
    <style:style style:name="P13" style:family="paragraph" style:parent-style-name="Text_20_body">
      <style:text-properties officeooo:rsid="0009eb2c" officeooo:paragraph-rsid="0009eb2c"/>
    </style:style>
    <style:style style:name="P14" style:family="paragraph" style:parent-style-name="Text_20_body">
      <style:text-properties style:text-underline-style="none" fo:font-weight="bold" officeooo:rsid="0009e2ed" officeooo:paragraph-rsid="0009eb2c"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9eb2c" style:font-weight-asian="normal" style:font-weight-complex="normal"/>
    </style:style>
    <style:style style:name="T4" style:family="text">
      <style:text-properties style:text-underline-style="none" fo:font-weight="normal" officeooo:rsid="0009e2ed" style:font-weight-asian="normal" style:font-weight-complex="normal"/>
    </style:style>
    <style:style style:name="T5" style:family="text">
      <style:text-properties officeooo:rsid="0009eb2c"/>
    </style:style>
    <style:style style:name="T6" style:family="text">
      <style:text-properties officeooo:rsid="000cd9a9"/>
    </style:style>
    <style:style style:name="T7" style:family="text">
      <style:text-properties fo:font-style="italic" officeooo:rsid="000cd9a9" style:font-style-asian="italic" style:font-style-complex="italic"/>
    </style:style>
    <style:style style:name="T8" style:family="text">
      <style:text-properties fo:font-style="normal" officeooo:rsid="000cd9a9"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dy Bellec<text:tab/><text:tab/><text:tab/><text:tab/><text:tab/><text:span text:style-name="T1">Lab 2</text:span><text:span text:style-name="T2"><text:tab/><text:tab/><text:tab/><text:tab/><text:tab/>April 12, 2022</text:span></text:p>
      <text:p text:style-name="P3"/>
      <text:p text:style-name="P3"/>
      <text:p text:style-name="P2">PART 1:</text:p>
      <text:p text:style-name="P4"/>
      <text:p text:style-name="P10"><text:span text:style-name="T3">1. <text:s/></text:span><text:span text:style-name="T4">Provide a link to your repo and the tag that corresponds to this code (2 points)</text:span></text:p>
      <text:p text:style-name="P14">https://github.com/Cody-Bellec/Robotics/tree/master/packages/lab2</text:p>
      <text:p text:style-name="P10"><text:span text:style-name="T5">2.</text:span>What node selects which command (joystick or lane following) to run on your Duckiebot? Justify your answer. (2 points) </text:p>
      <text:p text:style-name="P11">The joy_mapper_node gets input from the virtual_joystick node and the joy_node and converts these to robot commands sending them to the car_cmd_switch_node via <text:span text:style-name="T6">the topic </text:span><text:span text:style-name="T7">doczy</text:span><text:span text:style-name="T8">/joy_mapper_node/car_cmd.</text:span></text:p>
      <text:p text:style-name="P13">3. What do you think car_cmd_switch_node does? (2 points)</text:p>
      <text:p text:style-name="P12">The car_cmd_switch node converts the commands given by the joy_mapper_node into v and omega to be used by the kinematics node.</text:p>
      <text:p text:style-name="P6">4. What do the inputs to car_cmd_switch_node look like? You can focus on the joystick input here. Move the robot around and watch it change. Describe the components of the message (data types) and their purpose. (2 points)</text:p>
      <text:p text:style-name="P5"/>
      <text:p text:style-name="P8"/>
      <text:p text:style-name="P5"/>
      <text:p text:style-name="P6">5. At some point, the command is converted from linear/angular velocity to commands for the left and right wheels. Which node does this? (2 points)</text:p>
      <text:p text:style-name="P7"/>
      <text:p text:style-name="P9">The kinematics node converts the message given by the car_cmd_switch node to wheel commands.</text:p>
      <text:p text:style-name="P7"/>
      <text:p text:style-name="P7"><text:span text:style-name="T5">6. </text:span><text:s/>During Lab 1, you calibrated the wheels. Which node do you think accepts this calibration value and adjusts commands as needed? Justify your answer. (2 points)</text:p>
      <text:p text:style-name="P7"/>
      <text:p text:style-name="P9">The kinematics node uses calibration values as well as the v and omega values to calculate PID outputs for the wheels.</text:p>
      <text:p text:style-name="P7"/>
      <text:p text:style-name="P6">7. What difficulties did you have in tuning your robot to make a pattern? (4 points)</text:p>
      <text:p text:style-name="P6"/>
      <text:p text:style-name="P9"><text:s/>I had difficulty in tuning my robot because the runs were not consistent, even when running the exact same program multiple times. Another part was getting a good attempt before I had to leave the robotics room and when the battery would get low and take a lot of time before coming back to full charge.</text:p>
      <text:p text:style-name="P7"/>
      <text:p text:style-name="P7"><text:soft-page-break/><text:span text:style-name="T5">8. </text:span>Do you think you could make your robot reliably drive around a circular/oval track like you have at home without any feedback from the camera? Why or why not? (4 points)</text:p>
      <text:p text:style-name="P7"/>
      <text:p text:style-name="P9">I do not think you could make a robot drive reliably around the track without sensor input. The problem is that any error is cumulative and without any sensors to correct the path the smallest errors would quickly add up to making the robot drive off course.</text:p>
      <text:p text:style-name="P3"/>
      <text:p text:style-name="P2">PART 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19:02:51.059969931</meta:creation-date>
    <meta:generator>LibreOffice/6.4.7.2$Linux_X86_64 LibreOffice_project/40$Build-2</meta:generator>
    <dc:date>2022-04-18T20:44:59.955543909</dc:date>
    <meta:editing-duration>PT3H16M</meta:editing-duration>
    <meta:editing-cycles>5</meta:editing-cycles>
    <meta:document-statistic meta:table-count="0" meta:image-count="0" meta:object-count="0" meta:page-count="2" meta:paragraph-count="18" meta:word-count="380" meta:character-count="2266" meta:non-whitespace-character-count="1892"/>
  </office:meta>
</office:document-meta>
</file>